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1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</text:span><text:span text:style-name="T8">tool.decorateHTML('UrbanAddress', </text:span><text:span text:style-name="T7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me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38.625551088</dc:date>
    <dc:language>fr-FR</dc:language>
    <meta:editing-cycles>76</meta:editing-cycles>
    <meta:editing-duration>P1DT8H4M45S</meta:editing-duration>
    <meta:document-statistic meta:table-count="0" meta:image-count="0" meta:object-count="0" meta:page-count="1" meta:paragraph-count="18" meta:word-count="154" meta:character-count="1231" meta:non-whitespace-character-count="1112"/>
    <meta:user-defined meta:name="Info 1"/>
    <meta:user-defined meta:name="Info 2"/>
    <meta:user-defined meta:name="Info 3"/>
    <meta:user-defined meta:name="Info 4"/>
  </office:meta>
</office:document-meta>
</file>